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ersionManager.g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nager.calculateCheckinVersionName( InternalVersionHistoryImpl history , NodeImpl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riteOperation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VersionManager.AbstractVersionManager( NodeTypeRegistry nt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nager.itemDiscarded( InternalVersion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VersionManager.createVersionHistory( NodeStat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VersionManager.checkin( InternalVersionHistoryImpl history ,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ersionManager.createInternalVersionItem( NodeId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VersionManager.versionCreated( Internal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VersionManager.getVersion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ersionManager.getVersionHistory( Session session , NodeStat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VersionManager.releaseWrit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nager.setVersionLabel( InternalVersionHistoryImpl history , Name version , Name label , boolean mo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ersionManager.getParentNode( String uuid ,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VersionManager.releaseRead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nager.versionDestroyed( Internal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VersionManager.getVersionHistory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ersionManager.removeVersion( InternalVersionHistoryImpl history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VersionManager.allow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ersionManager.startWriteOpe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VersionManager.acquireRead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VersionManager.acquireWrite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Operation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